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4" table:number-columns-repeated="2"/>
          <table:table-cell table:style-name="ce8" office:value-type="string" calcext:value-type="string">
            <text:p>T-test</text:p>
          </table:table-cell>
          <table:table-cell table:style-name="ce14" table:number-columns-repeated="3"/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Paired T-test</text:p>
          </table:table-cell>
          <table:covered-table-cell table:style-name="ce14"/>
          <table:table-cell table:style-name="ce14"/>
          <table:table-cell table:style-name="ce9" office:value-type="string" calcext:value-type="string" table:number-columns-spanned="2" table:number-rows-spanned="1">
            <text:p>Unpaired T-test</text:p>
          </table:table-cell>
          <table:covered-table-cell table:style-name="ce14"/>
          <table:table-cell table:style-name="ce14"/>
          <table:table-cell table:number-columns-repeated="4"/>
        </table:table-row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<text:span text:style-name="T2">Temperature (C</text:span>)</text:p>
          </table:table-cell>
          <table:covered-table-cell table:style-name="ce14"/>
          <table:table-cell table:style-name="ce14"/>
          <table:table-cell table:style-name="ce10" office:value-type="string" calcext:value-type="string" table:number-columns-spanned="2" table:number-rows-spanned="1">
            <text:p>Height (cm)</text:p>
          </table:table-cell>
          <table:covered-table-cell table:style-name="ce11"/>
          <table:table-cell table:style-name="ce1"/>
          <table:table-cell table:style-name="ce1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Data_A</text:p>
          </table:table-cell>
          <table:table-cell table:style-name="ce7" office:value-type="string" calcext:value-type="string">
            <text:p>Data-B</text:p>
          </table:table-cell>
          <table:table-cell table:style-name="ce2"/>
          <table:table-cell table:style-name="ce6" office:value-type="string" calcext:value-type="string">
            <text:p>Boys</text:p>
          </table:table-cell>
          <table:table-cell table:style-name="ce7" office:value-type="string" calcext:value-type="string">
            <text:p>Girls</text:p>
          </table:table-cell>
          <table:table-cell table:number-columns-repeated="2"/>
          <table:table-cell table:style-name="ce2" office:value-type="string" calcext:value-type="string">
            <text:p>P-value</text:p>
          </table:table-cell>
          <table:table-cell table:style-name="ce2" office:value-type="float" office:value="0.05" calcext:value-type="float">
            <text:p>0.05</text:p>
          </table:table-cell>
          <table:table-cell table:formula="of:=TTEST([.B$5:.B$14];[.C$5:.C$14];2;1)" office:value-type="float" office:value="0.0294578538228953" calcext:value-type="float">
            <text:p>0.0294578538228953</text:p>
          </table:table-cell>
        </table:table-row>
        <table:table-row table:style-name="ro1">
          <table:table-cell office:value-type="string" calcext:value-type="string">
            <text:p>Place-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ce-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ce-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-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Place-5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Hypothesis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ace-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1">
          <table:table-cell office:value-type="string" calcext:value-type="string">
            <text:p>Place-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$Sheet1.$E$5:.$E$14])" office:value-type="float" office:value="149.1" calcext:value-type="float">
            <text:p>149.1</text:p>
          </table:table-cell>
          <table:table-cell table:formula="of:=AVERAGE([$Sheet1.$F$5:.$F$14])"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Place-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formula="of:=VAR([$Sheet1.$E$5:.$E$14])" office:value-type="float" office:value="43.6555555555556" calcext:value-type="float">
            <text:p>43.6555555555556</text:p>
          </table:table-cell>
          <table:table-cell table:formula="of:=VAR([$Sheet1.$F$5:.$F$14])" office:value-type="float" office:value="27.8333333333333" calcext:value-type="float">
            <text:p>27.8333333333333</text:p>
          </table:table-cell>
        </table:table-row>
        <table:table-row table:style-name="ro1">
          <table:table-cell office:value-type="string" calcext:value-type="string">
            <text:p>Place-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Observations</text:p>
          </table:table-cell>
          <table:table-cell table:formula="of:=COUNT([$Sheet1.$E$5:.$E$14])" office:value-type="float" office:value="10" calcext:value-type="float">
            <text:p>10</text:p>
          </table:table-cell>
          <table:table-cell table:formula="of:=COUNT([$Sheet1.$F$5:.$F$1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ce-1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Pearson Correlation</text:p>
          </table:table-cell>
          <table:table-cell table:formula="of:=CORREL([$Sheet1.$E$5:.$E$14];[$Sheet1.$F$5:.$F$14])" office:value-type="float" office:value="0.495661873228721" calcext:value-type="float">
            <text:p>0.495661873228721</text:p>
          </table:table-cell>
          <table:table-cell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" table:formula="of:=AVERAGE([.B5:.B14])" office:value-type="float" office:value="21.4" calcext:value-type="float">
            <text:p>21.4</text:p>
          </table:table-cell>
          <table:table-cell table:style-name="ce2" table:formula="of:=AVERAGE([.C5:.C14])" office:value-type="float" office:value="20" calcext:value-type="float">
            <text:p>20</text:p>
          </table:table-cell>
          <table:table-cell table:style-name="ce2"/>
          <table:table-cell table:style-name="ce2" table:formula="of:=AVERAGE([.E5:.E14])" office:value-type="float" office:value="149.1" calcext:value-type="float">
            <text:p>149.1</text:p>
          </table:table-cell>
          <table:table-cell table:style-name="ce2" table:formula="of:=AVERAGE([.F5:.F14])" office:value-type="float" office:value="142.5" calcext:value-type="float">
            <text:p>142.5</text:p>
          </table:table-cell>
          <table:table-cell table:style-name="ce2"/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E$5:.$E$14]); 1; 0) * IF(ISNUMBER([$Sheet1.$F$5:.$F$14]); 1; 0)); [$Sheet1.$E$5:.$E$14] - [$Sheet1.$F$5:.$F$14]; &quot;NA&quot;))" office:value-type="float" office:value="6.6" calcext:value-type="float">
            <text:p>6.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Sheet1.$E$5:.$E$14]); 1; 0) * IF(ISNUMBER([$Sheet1.$F$5:.$F$14]); 1; 0)); [$Sheet1.$E$5:.$E$14] - [$Sheet1.$F$5:.$F$14]; &quot;NA&quot;))" office:value-type="float" office:value="36.9333333333333" calcext:value-type="float">
            <text:p>36.933333333333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Sheet1.$E$5:.$E$14]); 1; 0) * IF(ISNUMBER([$Sheet1.$F$5:.$F$14]); 1; 0)) - 1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t Stat</text:p>
          </table:table-cell>
          <table:table-cell table:formula="of:=([$Sheet1.$J$15] - [$Sheet1.$J$9]) / ([$Sheet1.$J$16] / ( [$Sheet1.$J$17] + 1)) ^ 0.5" office:value-type="float" office:value="3.434271950023" calcext:value-type="float">
            <text:p>3.43427195002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 (T&lt;=t) one-tail</text:p>
          </table:table-cell>
          <table:table-cell table:formula="of:=LEGACY.TDIST(ABS([$Sheet1.$J$18]); [$Sheet1.$J$17]; 1)" office:value-type="float" office:value="0.00372885580935168" calcext:value-type="float">
            <text:p>0.00372885580935168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Paired t-test</text:span></text:p>
          </table:table-cell>
          <table:table-cell table:number-columns-repeated="7"/>
          <table:table-cell office:value-type="string" calcext:value-type="string">
            <text:p>t Critical one-tail</text:p>
          </table:table-cell>
          <table:table-cell table:formula="of:=TINV(2*[$Sheet1.$J$8]; [$Sheet1.$J$17])" office:value-type="float" office:value="1.83311293265624" calcext:value-type="float">
            <text:p>1.83311293265624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6"/>
          <table:table-cell office:value-type="string" calcext:value-type="string">
            <text:p>P (T&lt;=t) two-tail</text:p>
          </table:table-cell>
          <table:table-cell table:formula="of:=LEGACY.TDIST(ABS([$Sheet1.$J$18]); [$Sheet1.$J$17]; 2)" office:value-type="float" office:value="0.00745771161870336" calcext:value-type="float">
            <text:p>0.00745771161870336</text:p>
          </table:table-cell>
          <table:table-cell/>
        </table:table-row>
        <table:table-row table:style-name="ro1">
          <table:table-cell office:value-type="string" calcext:value-type="string">
            <text:p>Hypothesised Mean Differenc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 Critical two-tail</text:p>
          </table:table-cell>
          <table:table-cell table:formula="of:=TINV([$Sheet1.$J$8]; [$Sheet1.$J$17])" office:value-type="float" office:value="2.26215716279821" calcext:value-type="float">
            <text:p>2.262157162798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Sheet1.$B$5:.$B$14])" office:value-type="float" office:value="21.4" calcext:value-type="float">
            <text:p>21.4</text:p>
          </table:table-cell>
          <table:table-cell table:formula="of:=AVERAGE([$Sheet1.$C$5:.$C$14]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$Sheet1.$B$5:.$B$14])" office:value-type="float" office:value="6.04444444444444" calcext:value-type="float">
            <text:p>6.04444444444444</text:p>
          </table:table-cell>
          <table:table-cell table:formula="of:=VAR([$Sheet1.$C$5:.$C$14])" office:value-type="float" office:value="1.33333333333333" calcext:value-type="float">
            <text:p>1.33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servations</text:p>
          </table:table-cell>
          <table:table-cell table:formula="of:=COUNT([$Sheet1.$B$5:.$B$14])" office:value-type="float" office:value="10" calcext:value-type="float">
            <text:p>10</text:p>
          </table:table-cell>
          <table:table-cell table:formula="of:=COUNT([$Sheet1.$C$5:.$C$14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rson Correlation</text:p>
          </table:table-cell>
          <table:table-cell table:formula="of:=CORREL([$Sheet1.$B$5:.$B$14];[$Sheet1.$C$5:.$C$14])" office:value-type="float" office:value="0.782780363856437" calcext:value-type="float">
            <text:p>0.78278036385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B$5:.$B$14]); 1; 0) * IF(ISNUMBER([$Sheet1.$C$5:.$C$14]); 1; 0)); [$Sheet1.$B$5:.$B$14] - [$Sheet1.$C$5:.$C$14]; &quot;NA&quot;))" office:value-type="float" office:value="1.4" calcext:value-type="float">
            <text:p>1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Sheet1.$B$5:.$B$14]); 1; 0) * IF(ISNUMBER([$Sheet1.$C$5:.$C$14]); 1; 0)); [$Sheet1.$B$5:.$B$14] - [$Sheet1.$C$5:.$C$14]; &quot;NA&quot;))" office:value-type="float" office:value="2.93333333333333" calcext:value-type="float">
            <text:p>2.93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Sheet1.$B$5:.$B$14]); 1; 0) * IF(ISNUMBER([$Sheet1.$C$5:.$C$14]); 1; 0)) - 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Stat</text:p>
          </table:table-cell>
          <table:table-cell table:formula="of:=([$Sheet1.$B$28] - [$Sheet1.$B$22]) / ([$Sheet1.$B$29] / ( [$Sheet1.$B$30] + 1)) ^ 0.5" office:value-type="float" office:value="2.58492131056599" calcext:value-type="float">
            <text:p>2.584921310565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 (T&lt;=t) one-tail</text:p>
          </table:table-cell>
          <table:table-cell table:formula="of:=LEGACY.TDIST(ABS([$Sheet1.$B$31]); [$Sheet1.$B$30]; 1)" office:value-type="float" office:value="0.0147289269114477" calcext:value-type="float">
            <text:p>0.0147289269114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Critical one-tail</text:p>
          </table:table-cell>
          <table:table-cell table:formula="of:=TINV(2*[$Sheet1.$B$21]; [$Sheet1.$B$30])" office:value-type="float" office:value="1.83311293265624" calcext:value-type="float">
            <text:p>1.83311293265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 (T&lt;=t) two-tail</text:p>
          </table:table-cell>
          <table:table-cell table:formula="of:=LEGACY.TDIST(ABS([$Sheet1.$B$31]); [$Sheet1.$B$30]; 2)" office:value-type="float" office:value="0.0294578538228953" calcext:value-type="float">
            <text:p>0.02945785382289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Critical two-tail</text:p>
          </table:table-cell>
          <table:table-cell table:formula="of:=TINV([$Sheet1.$B$21]; [$Sheet1.$B$30])" office:value-type="float" office:value="2.26215716279821" calcext:value-type="float">
            <text:p>2.2621571627982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17:42:54.2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09:56:52.557000000</meta:creation-date>
    <dc:date>2024-03-27T18:14:10.776000000</dc:date>
    <meta:editing-duration>PT57M42S</meta:editing-duration>
    <meta:editing-cycles>3</meta:editing-cycles>
    <meta:generator>LibreOffice/24.2.0.3$Windows_X86_64 LibreOffice_project/da48488a73ddd66ea24cf16bbc4f7b9c08e9bea1</meta:generator>
    <meta:document-statistic meta:table-count="1" meta:cell-count="135" meta:object-count="0"/>
  </office:meta>
</office:document-meta>
</file>